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officeooo:paragraph-rsid="0020cba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paragraph-rsid="0021a79b" style:font-size-asian="12pt" style:font-size-complex="12pt"/>
    </style:style>
    <style:style style:name="P3" style:family="paragraph" style:parent-style-name="Text_20_body">
      <style:paragraph-properties fo:break-before="page"/>
      <style:text-properties style:font-name="Times New Roman"/>
    </style:style>
    <style:style style:name="P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ing">
      <style:paragraph-properties fo:break-before="page"/>
      <style:text-properties style:font-name="Times New Roman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Times New Roman" fo:font-size="12pt" officeooo:paragraph-rsid="00348406" style:font-size-asian="12pt" style:font-size-complex="12pt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Times New Roman" fo:font-size="12pt" officeooo:paragraph-rsid="00261db2" style:font-size-asian="12pt" style:font-size-complex="12pt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Times New Roman" fo:font-size="12pt" officeooo:paragraph-rsid="002792ac" style:font-size-asian="12pt" style:font-size-complex="12pt"/>
    </style:style>
    <style:style style:name="P12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28a5cb" style:font-size-asian="12pt" style:font-size-complex="12pt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48406" style:font-size-asian="12pt" style:font-size-complex="12pt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edd0e" style:font-size-asian="12pt" style:font-size-complex="12pt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e9f38" style:font-size-asian="12pt" style:font-size-complex="12pt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5cd32" style:font-size-asian="12pt" style:font-size-complex="12pt"/>
    </style:style>
    <style:style style:name="P17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5e57e" style:font-size-asian="12pt" style:font-size-complex="12pt"/>
    </style:style>
    <style:style style:name="P18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6898b" style:font-size-asian="12pt" style:font-size-complex="12pt"/>
    </style:style>
    <style:style style:name="P19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721d7" style:font-size-asian="12pt" style:font-size-complex="12pt"/>
    </style:style>
    <style:style style:name="P20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7bdb7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officeooo:paragraph-rsid="002ad2ad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officeooo:paragraph-rsid="00556ef0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officeooo:paragraph-rsid="004504c6" style:font-size-asian="12pt" style:font-size-complex="12pt"/>
    </style:style>
    <style:style style:name="P24" style:family="paragraph" style:parent-style-name="Standard" style:list-style-name="L3">
      <style:paragraph-properties fo:text-align="justify" style:justify-single-word="false" fo:break-before="page"/>
      <style:text-properties style:font-name="Times New Roman" fo:font-size="12pt" officeooo:paragraph-rsid="0035e57e" style:font-size-asian="12pt" style:font-size-complex="12pt"/>
    </style:style>
    <style:style style:name="P25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4504c6" style:font-name-asian="Times New Roman1" style:font-size-complex="14pt"/>
    </style:style>
    <style:style style:name="P26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4504c6"/>
    </style:style>
    <style:style style:name="P27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4504c6" style:font-name-asian="Times New Roman1" style:font-weight-asian="bold" style:font-size-complex="14pt"/>
    </style:style>
    <style:style style:name="P28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4504c6" style:font-name-asian="Times New Roman1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4504c6" style:font-name-asian="Times New Roman1" style:font-size-complex="14pt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4504c6" style:font-name-asian="Times New Roman1" style:font-size-complex="14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4504c6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4504c6" style:font-name-asian="Times New Roman1" style:font-size-asian="12pt" style:font-weight-asian="bold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4504c6"/>
    </style:style>
    <style:style style:name="P34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4504c6" style:font-name-asian="Times New Roman1" style:font-size-complex="14pt"/>
    </style:style>
    <style:style style:name="P35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4504c6" style:font-name-asian="Times New Roman1" style:font-size-complex="14pt"/>
    </style:style>
    <style:style style:name="P36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4504c6" fo:background-color="#fdfefe" style:font-size-complex="14pt"/>
    </style:style>
    <style:style style:name="P37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4504c6" style:font-size-complex="14pt"/>
    </style:style>
    <style:style style:name="P38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4504c6" style:font-size-asian="12pt" style:font-size-complex="12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cm" draw:visible-area-height="5.02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ІНІСТЕРСТВО ОСВІТИ І НАУКИ УКРАЇНИ</text:p>
      <text:p text:style-name="P26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7">Дніпровський національний університет<text:line-break/>залізничного транспорту імені академіка В. Лазаряна</text:p>
      <text:p text:style-name="P28"/>
      <text:p text:style-name="P29">Кафедра «Комп'ютерні інформаційні технології»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pan text:style-name="T7">Курсова робота</text:span></text:p>
      <text:p text:style-name="P33"><text:span text:style-name="T7"><text:line-break/></text:span><text:span text:style-name="T3">з дисципліни «</text:span><text:span text:style-name="T4">Об'єктно-орієнтоване програмування</text:span><text:span text:style-name="T8">»</text:span></text:p>
      <text:p text:style-name="P32"/>
      <text:p text:style-name="P38"><text:span text:style-name="T5">на тему: </text:span><text:span text:style-name="T6">«»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9">Виконав:</text:p>
      <text:p text:style-name="P35">студент гр.ПЗ1911 </text:p>
      <text:p text:style-name="P35">Сафонов Д. Є.</text:p>
      <text:p text:style-name="P35">Прийняла: </text:p>
      <text:p text:style-name="P36">Демидович І. М.</text:p>
      <text:p text:style-name="P37"><text:tab/></text:p>
      <text:p text:style-name="P23"><text:span text:style-name="T1">Дніпро, 202</text:span><text:span text:style-name="T2">1</text:span></text:p>
      <text:p text:style-name="P6">Завдання на курсову роботу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4"><text:a xlink:type="simple" xlink:href="#__RefHeading___Toc1054_3780990916" text:style-name="Index_20_Link" text:visited-style-name="Index_20_Link">1. Постановка задачі<text:tab/>5</text:a></text:p>
          <text:p text:style-name="P4"><text:a xlink:type="simple" xlink:href="#__RefHeading___Toc1056_3780990916" text:style-name="Index_20_Link" text:visited-style-name="Index_20_Link">2. Основна частина<text:tab/>6</text:a></text:p>
          <text:p text:style-name="P4"><text:a xlink:type="simple" xlink:href="#__RefHeading___Toc1058_3780990916" text:style-name="Index_20_Link" text:visited-style-name="Index_20_Link">3. Висновки<text:tab/>8</text:a></text:p>
          <text:p text:style-name="P4"><text:a xlink:type="simple" xlink:href="#__RefHeading___Toc1060_3780990916" text:style-name="Index_20_Link" text:visited-style-name="Index_20_Link">4. Література<text:tab/>9</text:a></text:p>
          <text:p text:style-name="P4"><text:a xlink:type="simple" xlink:href="#__RefHeading___Toc1062_3780990916" text:style-name="Index_20_Link" text:visited-style-name="Index_20_Link">5. Додатки<text:tab/>10</text:a></text:p>
        </text:index-body>
      </text:table-of-content>
      <text:p text:style-name="P6">Вступ</text:p>
      <text:p text:style-name="P22">1 сторінкa</text:p>
      <text:h text:style-name="P8" text:outline-level="1"><text:bookmark-start text:name="__RefHeading___Toc1054_3780990916"/>Постановка задачі<text:bookmark-end text:name="__RefHeading___Toc1054_3780990916"/></text:h>
      <text:p text:style-name="P22">1-3 сторінки</text:p>
      <text:h text:style-name="P7" text:outline-level="1"><text:bookmark-start text:name="__RefHeading___Toc1056_3780990916"/>Основна частина<text:bookmark-end text:name="__RefHeading___Toc1056_3780990916"/></text:h>
      <text:list xml:id="list3352876040" text:style-name="L1">
        <text:list-item>
          <text:p text:style-name="P9">Опис предметної області та розробка специфікацій</text:p>
          <text:p text:style-name="P9">Містить 2 підрозділи:</text:p>
        </text:list-item>
      </text:list>
      <text:list xml:id="list2334628142" text:style-name="L2">
        <text:list-item>
          <text:list>
            <text:list-item>
              <text:p text:style-name="P10">постановка задачі, в якій власне і ставиться задача, тобто що треба зробити в курсовій роботі;</text:p>
            </text:list-item>
            <text:list-item>
              <text:p text:style-name="P10">вимоги до програми – чітко вказати яким вимогам повинна задовольняти програма, яка буде реалізована в ході виконання курсової роботи:</text:p>
              <text:list>
                <text:list-item>
                  <text:p text:style-name="P10">середовище та мова програмування,</text:p>
                </text:list-item>
                <text:list-item>
                  <text:p text:style-name="P10">методологія програмування,</text:p>
                </text:list-item>
                <text:list-item>
                  <text:p text:style-name="P10">вимоги до вхідних, вихідних даних,</text:p>
                </text:list-item>
                <text:list-item>
                  <text:p text:style-name="P11">вимоги до функціонування (що можна буде виконувати за допомогою програми).</text:p>
                </text:list-item>
              </text:list>
            </text:list-item>
          </text:list>
        </text:list-item>
      </text:list>
      <text:list xml:id="list3382372253" text:style-name="L3">
        <text:list-header>
          <text:p text:style-name="P12">Постановка задачі та вимоги до програми ілюструються діаграмами UML usecase та activity(for each usecase).</text:p>
          <text:p text:style-name="P12">В основній частині має бути:</text:p>
        </text:list-header>
        <text:list-item text:start-value="2">
          <text:p text:style-name="P13">Розробка об’єктно-орієнтованої моделі.</text:p>
          <text:p text:style-name="P14">Опис відповідальності класів - для кожного класу треба чітко описати його відповідальність.</text:p>
          <text:p text:style-name="P14">Опис відношень між класами – описати як класи взаємодіють один з одним, вказати типи зв’язків між класами.</text:p>
          <text:p text:style-name="P15">class diagram</text:p>
          <text:p text:style-name="P15">sequence diagram</text:p>
        </text:list-item>
        <text:list-item>
          <text:p text:style-name="P16">Розробка та опис інтерфейсної частини класів.</text:p>
          <text:p text:style-name="P16">В дані частині для кожного класу треба описати всі його поля (вказати назву, тип, діапазон можливих значень, призначення поля), методи (призначення методу, тип значення, що повертається, параметри з вказанням назви, типу та діапазону можливих значень).</text:p>
        </text:list-item>
        <text:list-item>
          <text:p text:style-name="P17">Розробка файлів реалізації класів.</text:p>
          <text:p text:style-name="P17">Проектування основних алгоритмів. Методи класів реалізують певні алгоритми. В даному розділі треба навести основні алгоритми, які використовувались при розробці методів. Алгоритм можна представити у вигляді схеми Нассі або блок-схеми. Бажано використовувати деталізацію при представлення алгоритмів, а також коментувати основні змінні які в них використовуються (призначення). Бажано користуватись графічним редактором для побудови блок-схем чи схем Нассі алгоритмів.</text:p>
          <text:p text:style-name="P24"/>
        </text:list-item>
        <text:list-item>
          <text:p text:style-name="P18">Тестування програми.</text:p>
          <text:p text:style-name="P18">В даному розділі необхідно показати як виконувалось тестування програми на прикладі декількох методів класу. Обов’язково виконати тестування методами і чорної, і білої скриньки. Необхідно обґрунтуватиметоди тестування, які були обрані, представити тести та таблиці покриття(для методів тестування білою скринькою) та навести результати тестування.</text:p>
        </text:list-item>
        <text:list-item>
          <text:p text:style-name="P19">Приклад роботи програми.</text:p>
          <text:p text:style-name="P19">Необхідно навести основні моменти роботи програми - введення вхідних даних, обробка та представити результат роботи програми.</text:p>
        </text:list-item>
        <text:list-item>
          <text:p text:style-name="P20">Аналіз результатів.</text:p>
          <text:p text:style-name="P20">Переваги програми за рахунок застосування об’єктно-орієнтованої парадигми.</text:p>
        </text:list-item>
      </text:list>
      <text:h text:style-name="P7" text:outline-level="1"><text:bookmark-start text:name="__RefHeading___Toc1058_3780990916"/>Висновки<text:bookmark-end text:name="__RefHeading___Toc1058_3780990916"/></text:h>
      <text:p text:style-name="P1">окрема сторінка</text:p>
      <text:h text:style-name="P7" text:outline-level="1"><text:bookmark-start text:name="__RefHeading___Toc1060_3780990916"/>Література<text:bookmark-end text:name="__RefHeading___Toc1060_3780990916"/></text:h>
      <text:p text:style-name="P1">На кожну позицію списку літератури має бути посилання в тексті курсової роботи</text:p>
      <text:h text:style-name="P7" text:outline-level="1"><text:bookmark-start text:name="__RefHeading___Toc1062_3780990916"/>Додатки<text:bookmark-end text:name="__RefHeading___Toc1062_3780990916"/></text:h>
      <text:p text:style-name="P2">В додатках розміщують довідкові матеріали, деталі розрахунків, лістинги програм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fo:font-weight="bold" style:font-name-asian="Verdana" style:font-family-asian="Verdana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18:19:29.982751601</meta:creation-date>
    <dc:date>2021-03-22T16:30:35.142011731</dc:date>
    <meta:editing-duration>PT36M36S</meta:editing-duration>
    <meta:editing-cycles>72</meta:editing-cycles>
    <meta:generator>LibreOffice/7.0.5.2$Linux_X86_64 LibreOffice_project/00$Build-2</meta:generator>
    <meta:document-statistic meta:table-count="0" meta:image-count="0" meta:object-count="1" meta:page-count="10" meta:paragraph-count="58" meta:word-count="405" meta:character-count="2990" meta:non-whitespace-character-count="2653"/>
  </office:meta>
</office:document-meta>
</file>